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06pt solid #000000" fo:border-top="0.06pt solid #000000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U</text:p>
          </table:table-cell>
          <table:table-cell table:number-columns-repeated="7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0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2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3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5</text:p>
          </table:table-cell>
          <table:table-cell table:number-columns-repeated="6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N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N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X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8" office:value-type="string" calcext:value-type="string">
            <text:p>X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X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8" office:value-type="string" calcext:value-type="string">
            <text:p>X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X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8" office:value-type="string" calcext:value-type="string">
            <text:p>X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4T20:48:45.973031134</meta:creation-date>
    <dc:date>2020-02-24T22:36:53.491199191</dc:date>
    <meta:editing-duration>PT1H27M46S</meta:editing-duration>
    <meta:editing-cycles>1</meta:editing-cycles>
    <meta:document-statistic meta:table-count="1" meta:cell-count="139" meta:object-count="0"/>
    <meta:generator>LibreOffice/6.4.0.3$Linux_X86_64 LibreOffice_project/40$Build-3</meta:generator>
  </office:meta>
</office:document-meta>
</file>